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4.249cm" style:rel-column-width="16383*"/>
    </style:style>
    <style:style style:name="表1.D" style:family="table-column">
      <style:table-column-properties style:column-width="4.251cm" style:rel-column-width="16386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D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Heading">
      <style:text-properties style:font-name="Times New Roman" style:language-asian="ja" style:country-asian="JP"/>
    </style:style>
    <style:style style:name="P2" style:family="paragraph" style:parent-style-name="Table_20_Contents">
      <style:text-properties style:font-name="Times New Roman"/>
    </style:style>
    <style:style style:name="P3" style:family="paragraph" style:parent-style-name="Standard">
      <style:text-properties style:font-name="Times New Roman" style:language-asian="ja" style:country-asian="JP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ample of embedding a property: <text:text-input text:description="NODScript">{{foo}}</text:text-input></text:p>
      <text:p text:style-name="P3"/>
      <text:p text:style-name="P3">Sample of iterating over a list:</text:p>
      <table:table table:name="表1" table:style-name="表1">
        <table:table-column table:style-name="表1.A" table:number-columns-repeated="3"/>
        <table:table-column table:style-name="表1.D"/>
        <table:table-header-rows>
          <table:table-row>
            <table:table-cell table:style-name="表1.A1" office:value-type="string">
              <text:p text:style-name="P1">No.</text:p>
            </table:table-cell>
            <table:table-cell table:style-name="表1.A1" office:value-type="string">
              <text:p text:style-name="P1">Foo</text:p>
            </table:table-cell>
            <table:table-cell table:style-name="表1.A1" office:value-type="string">
              <text:p text:style-name="P1">Bar</text:p>
            </table:table-cell>
            <table:table-cell table:style-name="表1.D1" office:value-type="string">
              <text:p text:style-name="P1">Baz</text:p>
            </table:table-cell>
          </table:table-row>
        </table:table-header-rows>
        <table:table-row>
          <table:table-cell table:style-name="表1.A2" office:value-type="string">
            <text:p text:style-name="P2"><text:script script:language="nodscript">@table:table-row
{{#each bar}}

@/table:table-row
{{/each}}</text:script><text:text-input text:description="nodscript">{{@index}}</text:text-input><text:text-input text:description="nodscript"/></text:p>
          </table:table-cell>
          <table:table-cell table:style-name="表1.A2" office:value-type="string">
            <text:p text:style-name="P2"><text:text-input text:description="NodScript">{{foo}}</text:text-input></text:p>
          </table:table-cell>
          <table:table-cell table:style-name="表1.A2" office:value-type="string">
            <text:p text:style-name="P2"><text:text-input text:description="nodscript">{{bar}}</text:text-input></text:p>
          </table:table-cell>
          <table:table-cell table:style-name="表1.D2" office:value-type="string">
            <text:p text:style-name="P2"><text:text-input text:description="nodscript">{{baz}}</text:text-input></text:p>
          </table:table-cell>
        </table:table-row>
      </table:table>
      <text:p text:style-name="P3"/>
      <text:p text:style-name="P3">Sample of custom helper: <text:text-input text:description="nodscript">{{#eval  '1 + 2' as |baz|}}{{baz}}{{/eval}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4-26T00:46:58.17</meta:creation-date>
    <meta:generator>OpenOffice/4.1.4$Win32 OpenOffice.org_project/414m5$Build-9788</meta:generator>
    <dc:date>2019-05-02T01:43:56.31</dc:date>
    <meta:editing-duration>P5DT22H23M35S</meta:editing-duration>
    <meta:editing-cycles>7</meta:editing-cycles>
    <meta:document-statistic meta:table-count="1" meta:image-count="0" meta:object-count="0" meta:page-count="1" meta:paragraph-count="11" meta:word-count="44" meta:character-count="197"/>
  </office:meta>
</office:document-meta>
</file>